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2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8" style:family="table-cell" style:parent-style-name="Default">
      <style:table-cell-properties fo:border-bottom="0.51pt solid #000000" fo:border-left="none" fo:border-right="none" fo:border-top="none"/>
    </style:style>
    <style:style style:name="ce130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4" style:family="table-cell" style:parent-style-name="Default" style:data-style-name="N110"/>
    <style:style style:name="ce13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4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4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45" style:family="table-cell" style:parent-style-name="Default" style:data-style-name="N100"/>
    <style:style style:name="ce14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4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5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5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15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5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16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2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3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109"/>
    <style:style style:name="ce16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4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8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0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9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1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fo:background-color="transparent"/>
    </style:style>
    <style:style style:name="ce22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2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4" style:family="table-cell" style:parent-style-name="Default">
      <style:text-properties fo:font-weight="bold" style:font-weight-asian="bold" style:font-weight-complex="bold"/>
    </style:style>
    <style:style style:name="ce245" style:family="table-cell" style:parent-style-name="Default">
      <style:text-properties fo:color="#999999" fo:font-style="italic" style:font-style-asian="italic" style:font-style-complex="italic"/>
    </style:style>
    <style:style style:name="ce24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4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36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59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2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7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 style:data-style-name="N109">
      <style:table-cell-properties style:vertical-align="automatic"/>
    </style:style>
    <style:style style:name="ce26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style:vertical-align="automatic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2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ackground-color="#99ccff" style:vertical-align="top"/>
    </style:style>
    <style:style style:name="ce32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9" style:family="table-cell" style:parent-style-name="Default">
      <style:table-cell-properties fo:wrap-option="wrap"/>
    </style: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order-bottom="0.51pt solid #000000" fo:border-left="none" fo:border-right="none" fo:border-top="none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0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6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8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182"/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Step</text:p>
          </table:table-cell>
          <table:table-cell table:style-name="ce195" office:value-type="string" calcext:value-type="string">
            <text:p>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30M00S" calcext:value-type="time">
            <text:p>03:30</text:p>
          </table:table-cell>
          <table:table-cell table:style-name="ce196" table:formula="of:=['8. Finalization'.$J$3]" office:value-type="time" office:time-value="PT22H15M00S" calcext:value-type="time">
            <text:p>22:15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table:number-columns-repeated="4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3" office:value-type="string" calcext:value-type="string">
            <text:p>2019-0x-xx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7" office:value-type="string" calcext:value-type="string">
            <text:p>1.0.25</text:p>
          </table:table-cell>
          <table:table-cell table:style-name="ce207" office:value-type="string" calcext:value-type="string">
            <text:p>3.5.21</text:p>
          </table:table-cell>
          <table:table-cell table:style-name="ce207" office:value-type="string" calcext:value-type="string">
            <text:p>1.0.19</text:p>
          </table:table-cell>
          <table:table-cell table:style-name="ce207" office:value-type="string" calcext:value-type="string">
            <text:p>0.9.22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7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7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4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2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72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g" <text:span text:style-name="T3">('Debug' @ regression + 'Release' @ final)</text:span><text:span text:style-name="T9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6'00'' but see issue below)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Domain.Test (4'00'' but see issue below)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nnection (1'40'' but see issue below)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Repeating        (4'30'' but see issue below)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View.Test (0'30'' but see issue below)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43"/>
          <table:table-cell table:style-name="ce255"/>
          <table:table-cell table:style-name="ce258" table:formula="of:=['3. Final Testing'.E82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2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4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5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6]" office:value-type="string" office:string-value="YAT.Settings.Test.FileVersionsTest.TerminalSettingsCase07 of V1.99.5x fails (bugs #232 and #246 &quot;Issues with [Alternate]TolerantXmlSerializer&quot;)." calcext:value-type="string">
            <text:p>YAT.Settings.Test.FileVersionsTest.TerminalSettingsCase07 of V1.99.5x fails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9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8])+[.G99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99]; COUNTA([.C$100:.C100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99]; COUNTA([.C$100:.C102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4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8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78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&gt; Additional increment makes sense…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source code gets used by other softwar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preliminary test version g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1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 AssemblyInfo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3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5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7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9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5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1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19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3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5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31])+[.G32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2]; COUNTA([.C$33:.C33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2]; COUNTA([.C$33:.C34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2]; COUNTA([.C$33:.C35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2]; COUNTA([.C$33:.C36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2]; COUNTA([.C$33:.C37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8])+[.G39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39]; COUNTA([.C$40:.C44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9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50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51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52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53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58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59])+[.G60]" office:value-type="time" office:time-value="PT14H25M00S" calcext:value-type="time">
            <text:p>14:25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63])+[.G64]" office:value-type="time" office:time-value="PT14H55M00S" calcext:value-type="time">
            <text:p>14:55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4]; COUNTA([.C$65:.C65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4]; COUNTA([.C$65:.C75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4]; COUNTA([.C$65:.C76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4]; COUNTA([.C$65:.C77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4]; COUNTA([.C$65:.C92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93])+[.G94]" office:value-type="time" office:time-value="PT15H05M00S" calcext:value-type="time">
            <text:p>15:05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4]; COUNTA([.C$95:.C95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4]; COUNTA([.C$95:.C96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4]; COUNTA([.C$95:.C97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98])+[.G99]" office:value-type="time" office:time-value="PT15H10M00S" calcext:value-type="time">
            <text:p>15:1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4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331" table:formula="of:=[.G3]+SUM([.G4:.G65591])" office:value-type="time" office:time-value="PT01H30M00S" calcext:value-type="time">
            <text:p>01:30:0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1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pan text:style-name="T10">    &gt; Start (0'03''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Settings.Test.FileVersionsTest.TerminalSettingsCase07 of V1.99.5x fails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0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9])+[.G100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00]; COUNTA([.C$101:.C101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239 occurrences totally expecte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Diagnostics and Serializer, others are expected in test and analysi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0]; COUNTA([.C$101:.C108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36 occurrences totally expected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Mainly in ArgsHandler, Diagnostics, Usb, Hid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0]; COUNTA([.C$101:.C115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7 occurrences totally expecte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Related to 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0]; COUNTA([.C$101:.C122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4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5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5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1])+[.G22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AnyCPU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AnyCPU"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4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4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18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18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4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8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8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0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0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1])+[.G22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68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4])+[.G35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7])+[.G48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4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48])" office:value-type="time" office:time-value="PT03H30M00S" calcext:value-type="time">
            <text:p>03:30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8])" office:value-type="time" office:time-value="PT22H15M00S" calcext:value-type="time">
            <text:p>22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ubmit news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9H30M00S" calcext:value-type="time">
            <text:p>19:30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-mail to the YAT mailing list (Attention: Mail delay up to 60 min !!!)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2])+[.G13]" office:value-type="time" office:time-value="PT19H45M00S" calcext:value-type="time">
            <text:p>19:4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8])+[.G29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28])+[.G39]" office:value-type="time" office:time-value="PT20H45M00S" calcext:value-type="time">
            <text:p>20:4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37])+[.G45]" office:value-type="time" office:time-value="PT20H15M00S" calcext:value-type="time">
            <text:p>20:1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60])+[.G61]" office:value-type="time" office:time-value="PT21H00M00S" calcext:value-type="time">
            <text:p>21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63])+[.G68]" office:value-type="time" office:time-value="PT22H00M00S" calcext:value-type="time">
            <text:p>22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and verify working copy (wait for a few days in case of a severe issue)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72])+[.G73]" office:value-type="time" office:time-value="PT22H15M00S" calcext:value-type="time">
            <text:p>22:15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 AssemblyInfo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MKY Development Version 1.0.14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NUnit Development Version 1.0.11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YAT 2.0 Gamma 2 Development Version 1.99.35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 'Development' to clearly state that files are non-released revision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.00.0000</text:date>, <text:time style:data-style-name="N2" text:time-value="14:18:17.1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8H36M55S</meta:editing-duration>
    <meta:editing-cycles>413</meta:editing-cycles>
    <meta:generator>LibreOffice/6.1.5.2$Windows_X86_64 LibreOffice_project/90f8dcf33c87b3705e78202e3df5142b201bd805</meta:generator>
    <meta:initial-creator>Matthias Kläy</meta:initial-creator>
    <dc:date>2019-09-01T14:19:04.717000000</dc:date>
    <meta:print-date>2019-08-15T21:30:34.524000000</meta:print-date>
    <meta:document-statistic meta:table-count="9" meta:cell-count="1390" meta:object-count="0"/>
  </office:meta>
</office:document-meta>
</file>